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 Mono" fo:font-size="14pt" style:font-size-asian="14pt" style:font-size-complex="14pt"/>
    </style:style>
    <style:style style:name="ce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font-name="Droid Sans Mono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roid Sans Mono" fo:font-size="14pt" style:font-size-asian="14pt" style:font-size-complex="14pt"/>
    </style:style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style:font-name="Droid Sans Mono" fo:font-size="14pt" style:font-size-asian="14pt" style:font-size-complex="14pt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roid Sans Mono" fo:font-size="14pt" style:font-size-asian="14pt" style:font-size-complex="14pt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cm"/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"/>
        <table:table-column table:style-name="co2" table:default-cell-style-name="ce1"/>
        <table:table-column table:style-name="co3" table:default-cell-style-name="ce4"/>
        <table:table-column table:style-name="co3" table:default-cell-style-name="ce11"/>
        <table:table-column table:style-name="co3" table:number-columns-repeated="45" table:default-cell-style-name="ce1"/>
        <table:table-column table:style-name="co3" table:number-columns-repeated="960" table:default-cell-style-name="Default"/>
        <table:table-row table:style-name="ro1">
          <table:table-cell table:number-columns-repeated="17"/>
          <table:table-cell table:style-name="ce13"/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&lt;-</text:p>
          </table:table-cell>
          <table:table-cell table:style-name="ce13" office:value-type="string" calcext:value-type="string">
            <text:p>LED Sequence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&gt;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-</text:p>
          </table:table-cell>
          <table:table-cell table:number-columns-repeated="100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&gt;</text:p>
          </table:table-cell>
          <table:table-cell table:number-columns-repeated="1007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lt;-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4" table:number-columns-repeated="16"/>
          <table:table-cell table:style-name="ce12" office:value-type="string" calcext:value-type="string">
            <text:p>No of LEDs</text:p>
          </table:table-cell>
          <table:table-cell table:style-name="ce12" office:value-type="string" calcext:value-type="string">
            <text:p>Word</text:p>
          </table:table-cell>
          <table:table-cell table:style-name="ce16" office:value-type="string" calcext:value-type="string">
            <text:p>LED nos</text:p>
          </table:table-cell>
          <table:table-cell table:style-name="ce4" table:number-columns-repeated="45"/>
          <table:table-cell table:style-name="ce17" table:number-columns-repeated="96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formula="of:=SUM([.A14:.P14])" office:value-type="float" office:value="40" calcext:value-type="float">
            <text:p>40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1,2,4,6,9,12,16,17,18,20,21,23,25,27,28,31,33,34,38,40,42,44,46,48,49,53,55,56,57,59,60,63,65,66,68,70,72,74,76,80</text:p>
          </table:table-cell>
          <table:table-cell table:number-columns-repeated="10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table:style-name="ce3" office:value-type="float" office:value="73" calcext:value-type="float">
            <text:p>73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71" calcext:value-type="float">
            <text:p>71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SUM([.A21:.P21])" office:value-type="float" office:value="38" calcext:value-type="float">
            <text:p>38</text:p>
          </table:table-cell>
          <table:table-cell office:value-type="string" calcext:value-type="string">
            <text:p>BREAK</text:p>
          </table:table-cell>
          <table:table-cell table:number-columns-repeated="10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7" calcext:value-type="float">
            <text:p>67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28:.P28])" office:value-type="float" office:value="41" calcext:value-type="float">
            <text:p>41</text:p>
          </table:table-cell>
          <table:table-cell office:value-type="string" calcext:value-type="string">
            <text:p>CREATE</text:p>
          </table:table-cell>
          <table:table-cell table:number-columns-repeated="10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5"/>
          <table:table-cell table:number-columns-repeated="10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SUM([.A35:.P35])" office:value-type="float" office:value="29" calcext:value-type="float">
            <text:p>29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5,9,12,13,14,29,27,25,23,18,36,38,40,42,44,45,47,61,60,59,57,55,53,50,68,70,73,77,78</text:p>
          </table:table-cell>
          <table:table-cell table:number-columns-repeated="100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79" calcext:value-type="float">
            <text:p>7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" calcext:value-type="float">
            <text:p>71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69" calcext:value-type="float">
            <text:p>69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formula="of:=SUM([.A42:.P42])" office:value-type="float" office:value="39" calcext:value-type="float">
            <text:p>39</text:p>
          </table:table-cell>
          <table:table-cell office:value-type="string" calcext:value-type="string">
            <text:p>I CAN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formula="of:=SUM([.A49:.P49])" office:value-type="float" office:value="40" calcext:value-type="float">
            <text:p>40</text:p>
          </table:table-cell>
          <table:table-cell office:value-type="string" calcext:value-type="string">
            <text:p>MAKE</text:p>
          </table:table-cell>
          <table:table-cell table:number-columns-repeated="10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table:style-name="ce3" office:value-type="float" office:value="73" calcext:value-type="float">
            <text:p>73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71" calcext:value-type="float">
            <text:p>71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56:.P56])" office:value-type="float" office:value="38" calcext:value-type="float">
            <text:p>38</text:p>
          </table:table-cell>
          <table:table-cell office:value-type="string" calcext:value-type="string">
            <text:p>SHIT</text:p>
          </table:table-cell>
          <table:table-cell table:number-columns-repeated="10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63:.P63])" office:value-type="float" office:value="35" calcext:value-type="float">
            <text:p>35</text:p>
          </table:table-cell>
          <table:table-cell office:value-type="string" calcext:value-type="string">
            <text:p>MOIRA</text:p>
          </table:table-cell>
          <table:table-cell table:number-columns-repeated="10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SUM([.A70:.P70])" office:value-type="float" office:value="38" calcext:value-type="float">
            <text:p>38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2,3,5,8,10,11,12,15,16,17,19,21,23,25,26,28,30,34,35,37,38,40,42,44,47,48,49,53,55,57,59,60,62,66,67,69,72,75,80</text:p>
          </table:table-cell>
          <table:table-cell table:number-columns-repeated="10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77:.P77])" office:value-type="float" office:value="39" calcext:value-type="float">
            <text:p>39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2,5,7,10,11,14,15,16,17,20,22,24,26,28,31,34,37,39,42,43,45,48,49,52,54,56,58,60,63,65,66,68,69,71,73,75,78,79,80</text:p>
          </table:table-cell>
          <table:table-cell table:number-columns-repeated="10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formula="of:=SUM([.A84:.P84])" office:value-type="float" office:value="44" calcext:value-type="float">
            <text:p>44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1,2,4,5,7,8,11,12,14,15,16,17,19,21,23,25,28,31,33,34,36,37,39,40,43,44,46,47,48,49,53,55,57,61,64,65,66,68,69,71,72,74,76,80</text:p>
          </table:table-cell>
          <table:table-cell table:number-columns-repeated="10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91:.P91])" office:value-type="float" office:value="37" calcext:value-type="float">
            <text:p>37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2,3,4,6,7,8,11,14,15,16,17,21,23,25,29,35,36,39,40,42,44,48,49,53,54,55,57,61,66,67,68,72,74,76,78,79,80</text:p>
          </table:table-cell>
          <table:table-cell table:number-columns-repeated="10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SUM([.A98:.P98])" office:value-type="float" office:value="37" calcext:value-type="float">
            <text:p>37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3,6,8,11,12,15,16,17,19,21,23,25,27,30,35,38,40,43,44,46,48,49,51,53,55,57,59,62,66,67,69,70,72,74,76,79,80</text:p>
          </table:table-cell>
          <table:table-cell table:number-columns-repeated="10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table:style-name="ce3" office:value-type="float" office:value="73" calcext:value-type="float">
            <text:p>73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71" calcext:value-type="float">
            <text:p>7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2-06-25T10:30:22.010948047</meta:creation-date>
    <dc:date>2022-07-16T14:49:50.466559715</dc:date>
    <dc:creator>Anool Mahidharia</dc:creator>
    <meta:editing-duration>P1DT1H13M5S</meta:editing-duration>
    <meta:editing-cycles>11</meta:editing-cycles>
    <meta:generator>LibreOffice/7.0.1.2$Linux_X86_64 LibreOffice_project/7cbcfc562f6eb6708b5ff7d7397325de9e764452</meta:generator>
    <meta:document-statistic meta:table-count="1" meta:cell-count="1610" meta:object-count="0"/>
  </office:meta>
</office:document-meta>
</file>